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d191" officeooo:paragraph-rsid="0018d191"/>
    </style:style>
    <style:style style:name="P2" style:family="paragraph" style:parent-style-name="Standard">
      <style:text-properties officeooo:rsid="0018d191" officeooo:paragraph-rsid="001a25e3"/>
    </style:style>
    <style:style style:name="P3" style:family="paragraph" style:parent-style-name="Standard">
      <style:text-properties officeooo:paragraph-rsid="0018d191"/>
    </style:style>
    <style:style style:name="P4" style:family="paragraph" style:parent-style-name="Standard">
      <style:text-properties officeooo:paragraph-rsid="001a25e3"/>
    </style:style>
    <style:style style:name="P5" style:family="paragraph" style:parent-style-name="Standard">
      <style:text-properties officeooo:rsid="001b54fb" officeooo:paragraph-rsid="001b54fb"/>
    </style:style>
    <style:style style:name="T1" style:family="text">
      <style:text-properties officeooo:rsid="0018d191"/>
    </style:style>
    <style:style style:name="T2" style:family="text">
      <style:text-properties style:font-name="Liberation Serif"/>
    </style:style>
    <style:style style:name="T3" style:family="text">
      <style:text-properties officeooo:rsid="001a25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 </text:p>
      <text:p text:style-name="P1"/>
      <text:p text:style-name="P2"><text:span text:style-name="T2">1-Dans ce devoir, j’ai d’abord appris à utiliser les collections dans Pharo. Une collection est une structure qui permet de stocker plusieurs objets et de les manipuler ensemble. La bibliothèque standard propose différents types comme les </text:span><text:span text:style-name="Source_20_Text"><text:span text:style-name="T2">Array</text:span></text:span><text:span text:style-name="T2">, les </text:span><text:span text:style-name="Source_20_Text"><text:span text:style-name="T2">OrderedCollection</text:span></text:span><text:span text:style-name="T2">, les </text:span><text:span text:style-name="Source_20_Text"><text:span text:style-name="T2">Set</text:span></text:span><text:span text:style-name="T2">, les </text:span><text:span text:style-name="Source_20_Text"><text:span text:style-name="T2">Dictionary</text:span></text:span><text:span text:style-name="T2">, les </text:span><text:span text:style-name="Source_20_Text"><text:span text:style-name="T2">Bag</text:span></text:span><text:span text:style-name="T2"> ou encore les </text:span><text:span text:style-name="Source_20_Text"><text:span text:style-name="T2">Interval</text:span></text:span><text:span text:style-name="T2">. Pour parcourir ces collections, Pharo utilise des itérateurs sous forme de messages comme </text:span><text:span text:style-name="Source_20_Text"><text:span text:style-name="T2">do:</text:span></text:span><text:span text:style-name="T2">, </text:span><text:span text:style-name="Source_20_Text"><text:span text:style-name="T2">collect:</text:span></text:span><text:span text:style-name="T2">, </text:span><text:span text:style-name="Source_20_Text"><text:span text:style-name="T2">select:</text:span></text:span><text:span text:style-name="T2"> ou </text:span><text:span text:style-name="Source_20_Text"><text:span text:style-name="T2">detect:</text:span></text:span><text:span text:style-name="T2">. Par exemple,</text:span></text:p>
      <text:p text:style-name="P2"><text:span text:style-name="T2"/></text:p>
      <text:p text:style-name="P2"><text:span text:style-name="T2"><text:s/>j’ai pu filtrer les nombres pairs entre 1 et 10 avec l’expression </text:span><text:span text:style-name="Source_20_Text"><text:span text:style-name="T2">(1 to: 10) select: [ :n | n even ]</text:span></text:span><text:span text:style-name="T2">, ce qui m’a renvoyé la collection </text:span><text:span text:style-name="Source_20_Text"><text:span text:style-name="T2">(2 4 6 8 10)</text:span></text:span><text:span text:style-name="T2">. J’ai trouvé ces informations principalement dans la documentation, </text:span></text:p>
      <text:p text:style-name="P1"/>
      <text:p text:style-name="P1"/>
      <text:p text:style-name="P2">2-Ensuite, je me suis intéressé aux conditionnels. Dans Pharo, il n’y a pas de if classique comme en Java ou en C, mais des messages envoyés à des booléens, tels que ifTrue: et ifFalse:. </text:p>
      <text:p text:style-name="P2"/>
      <text:p text:style-name="P2">Par exemple, l’expression </text:p>
      <text:p text:style-name="P2">5 &gt; 3 ifTrue: [ Transcript show: 'Vrai' ] </text:p>
      <text:p text:style-name="P2"/>
      <text:p text:style-name="P2">affiche "Vrai". Cette approche est différente des autres langages car en Pharo tout est objet, même les booléens, mais <text:span text:style-name="T3">honnetement je trouve ca bizarre et etrange vu que je ne suis pas habituer a ce genre de langage.</text:span> </text:p>
      <text:p text:style-name="P1"/>
      <text:p text:style-name="P1"/>
      <text:p text:style-name="P4"><text:span text:style-name="T1">3-</text:span>J’ai aussi appris à créer des classes et des méthodes. Pour cela, j’ai utilisé le System Browser afin de définir une classe <text:span text:style-name="Source_20_Text">Person</text:span> avec deux variables d’instance, <text:span text:style-name="Source_20_Text">name</text:span> et <text:span text:style-name="Source_20_Text">age</text:span>. J’ai ensuite écrit une méthode <text:span text:style-name="Source_20_Text">greet</text:span> qui retourne la phrase : "Bonjour, je m’appell<text:span text:style-name="T3">e Maria </text:span>et j’ai <text:span text:style-name="T3">21</text:span> ans." Après avoir instancié un objet avec <text:span text:style-name="Source_20_Text">Person new</text:span>, j’ai pu afficher ce message dans le Transcript. Le plus difficile au début a été de comprendre comment fonctionne le navigateur de classes et où placer mes méthodes (côté instance ou côté classe), <text:span text:style-name="T3">je sais que vous avez mis </text:span>.</text:p>
      <text:p text:style-name="P4"/>
      <text:p text:style-name="P4">Person &gt;&gt; greet</text:p>
      <text:p text:style-name="P4"><text:s text:c="4"/>^ 'Bonjour, je m’appelle ', <text:span text:style-name="T3">MAria</text:span>, ' et j’ai ', <text:span text:style-name="T3">21</text:span> asString, ' ans.'. </text:p>
      <text:p text:style-name="P3"/>
      <text:p text:style-name="P5">test : </text:p>
      <text:p text:style-name="P5"/>
      <text:p text:style-name="P5">p := Person new.</text:p>
      <text:p text:style-name="P5">p name: 'Maria'; age: 22.</text:p>
      <text:p text:style-name="P5">Transcript show: p greet.</text:p>
      <text:p text:style-name="P5"/>
      <text:p text:style-name="P3"><text:span text:style-name="T1">4</text:span>-Enfin, j’ai découvert le style de codage en Pharo. Les méthodes doivent être simples, courtes et lisibles, avec des noms clairs et explicites. Par exemple, la méthode isAdult qui retourne simplement age &gt;= 18 respecte ces règles. À l’inverse, une méthode trop verbeuse comme checkAge, qui utilise plusieurs conditionnels pour faire la même chose, rend le code inutilement compliqué. Pharo fournit aussi des outils comme QualityAssistant pour vérifier automatiquement si l’on respecte les bonnes pratiques.</text:p>
      <text:p text:style-name="P3"/>
      <text:p text:style-name="P1">p := Person new.</text:p>
      <text:p text:style-name="P1">p name: 'Maria'; age: 22.</text:p>
      <text:p text:style-name="P1">Transcript show: p greet.</text:p>
      <text:p text:style-name="P1"/>
      <text:p text:style-name="P5">VS</text:p>
      <text:p text:style-name="P5"><text:soft-page-break/>Person &gt;&gt; checkAge</text:p>
      <text:p text:style-name="P5"><text:s text:c="4"/>age &gt;= 18 ifTrue: [ ^ true ] ifFalse: [ ^ false ].</text:p>
      <text:p text:style-name="P5"/>
      <text:p text:style-name="P5">DIFFICULTIES/</text:p>
      <text:p text:style-name="P5"/>
      <text:p text:style-name="P5">Au début, j’ai trouvé difficile de comprendre la différence entre les différentes collections comme Array et OrderedCollection, car je n’avais pas l’habitude de distinguer les collections fixes et dynamiques. J’ai aussi eu un peu de mal avec la syntaxe des conditionnels, puisque j’étais habitué à écrire un if classique et le fait d’utiliser ifTrue: et ifFalse: m’a un peu perturbé. Enfin, la création de classes et de méthodes dans le System Browser n’était pas évidente pour moi, surtout pour savoir si je devais écrire du côté instance ou du côté classe, et j’avais tendance à écrire des méthodes trop longues alors que Pharo demande de garder des méthodes très courtes et lisibl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11T10:36:49.479000000</meta:creation-date>
    <dc:date>2025-09-11T11:04:20.234000000</dc:date>
    <meta:editing-duration>PT6M36S</meta:editing-duration>
    <meta:editing-cycles>1</meta:editing-cycles>
    <meta:generator>LibreOffice/24.2.2.2$Windows_X86_64 LibreOffice_project/d56cc158d8a96260b836f100ef4b4ef25d6f1a01</meta:generator>
    <meta:document-statistic meta:table-count="0" meta:image-count="0" meta:object-count="0" meta:page-count="2" meta:paragraph-count="23" meta:word-count="543" meta:character-count="3228" meta:non-whitespace-character-count="2691"/>
  </office:meta>
</office:document-meta>
</file>